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TablePreview4.svm" manifest:media-type="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pr8" style:family="presentation" style:parent-style-name="oranssi-outline1">
      <style:graphic-properties fo:min-height="14.503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style:font-name="FreeMono"/>
    </style:style>
    <style:style style:name="T14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FreeMono" fo:font-size="26pt" style:font-size-asian="26pt" style:font-size-complex="26pt"/>
    </style:style>
    <style:style style:name="T18" style:family="text">
      <style:text-properties style:font-name="FreeMono" fo:font-size="22pt" style:font-size-asian="22pt" style:font-size-complex="22pt"/>
    </style:style>
    <style:style style:name="T19" style:family="text">
      <style:text-properties style:font-name="FreeMono" fo:font-size="20pt" style:font-size-asian="20pt" style:font-size-complex="20pt"/>
    </style:style>
    <style:style style:name="T20" style:family="text">
      <style:text-properties fo:font-size="2pt" style:font-size-asian="2pt" style:font-size-complex="2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style:font-name="FreeMono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Vetores<text:line-break/>Arrays<text:line-break/>String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7" text:id="id7"><text:span text:style-name="T7">int</text:span><text:span text:style-name="T8"> xs[4];</text:span></text:p>
                <text:p xml:id="id8" text:id="id8"><text:span text:style-name="T7">int</text:span><text:span text:style-name="T8"> ys[4];</text:span></text:p>
                <text:p><text:span text:style-name="T9"/></text:p>
                <text:p xml:id="id10" text:id="id10"><text:span text:style-name="T8">*(xs+3) = 10; // xs[3]=10</text:span></text:p>
                <text:p xml:id="id11" text:id="id11"><text:span text:style-name="T8">printf(“%d\n”, xs[3]);</text:span></text:p>
                <text:p><text:span text:style-name="T8"/></text:p>
                <text:p xml:id="id12" text:id="id12"><text:span text:style-name="T8">printf(“%p %p\n”, (xs+3), &amp;xs[3]);</text:span></text:p>
                <text:p xml:id="id13" text:id="id13"><text:span text:style-name="T8">scanf(“%d”, &amp;xs[1]);</text:span></text:p>
                <text:p><text:span text:style-name="T8"/></text:p>
              </text:list-header>
            </text:list>
          </draw:text-box>
        </draw:frame>
        <draw:frame draw:style-name="Default_5f_1" xml:id="id9" draw:id="id9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3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3">int vs[3][2];</text:span></text:p>
                  </text:list-item>
                  <text:list-item>
                    <text:p>3 linhas e 2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14" text:id="id14"><text:span text:style-name="T14">int</text:span><text:span text:style-name="T15"> vs[3][2] = { {1,2},{3,4},{5,6} };</text:span></text:p>
                <text:p xml:id="id16" text:id="id16"><text:span text:style-name="T14">printf</text:span><text:span text:style-name="T15">(“%d %d\n”, vs[0][1], vs[1][0]);</text:span></text:p>
                <text:p xml:id="id17" text:id="id17"><text:span text:style-name="T14">printf</text:span><text:span text:style-name="T15">(“%p %p\n”, &amp;vs, &amp;vs[0][0]);</text:span></text:p>
                <text:p xml:id="id18" text:id="id18"><text:span text:style-name="T14">printf</text:span><text:span text:style-name="T15">(“%p\n”, <text:s text:c="8"/>&amp;vs[0][1]);</text:span></text:p>
                <text:p xml:id="id19" text:id="id19"><text:span text:style-name="T14">printf</text:span><text:span text:style-name="T15">(“%p\n”, <text:s text:c="8"/>&amp;vs[1][0]);</text:span></text:p>
                <text:p><text:span text:style-name="T15"/></text:p>
              </text:list-header>
            </text:list>
          </draw:text-box>
        </draw:frame>
        <draw:frame draw:style-name="standard" xml:id="id15" draw:id="id15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1</text:p>
          </draw:text-box>
        </draw:frame>
        <draw:frame presentation:style-name="pr7" draw:layer="layout" svg:width="25.199cm" svg:height="15.191cm" svg:x="1.4cm" svg:y="4.914cm" presentation:class="outline" presentation:user-transformed="true">
          <draw:text-box>
            <text:list text:style-name="L2">
              <text:list-item>
                <text:p><text:span text:style-name="T16">Crie um vetor de tamanho fixo na função </text:span><text:span text:style-name="T17">main, ex:</text:span></text:p>
                <text:list>
                  <text:list-item>
                    <text:p><text:span text:style-name="T17">int vec[100];</text:span></text:p>
                  </text:list-item>
                </text:list>
              </text:list-item>
              <text:list-item>
                <text:p><text:span text:style-name="T16">Crie uma função </text:span><text:span text:style-name="T17">preenche</text:span><text:span text:style-name="T16"> que receba um vetor </text:span><text:span text:style-name="T17">vec</text:span><text:span text:style-name="T16"> de </text:span><text:span text:style-name="T16">inteiros, o tamanho do vetor </text:span><text:span text:style-name="T17">n</text:span><text:span text:style-name="T16"> e preencha o vetor com </text:span><text:span text:style-name="T17">n</text:span><text:span text:style-name="T16"> </text:span><text:span text:style-name="T16">números lidos do teclado.</text:span></text:p>
                <text:list>
                  <text:list-item>
                    <text:p><text:span text:style-name="T17">void preenche (int* vec, int n);</text:span></text:p>
                  </text:list-item>
                </text:list>
              </text:list-item>
              <text:list-item>
                <text:p><text:span text:style-name="T16">Crie uma função </text:span><text:span text:style-name="T17">media</text:span><text:span text:style-name="T16"> que receba um vetor </text:span><text:span text:style-name="T17">vec</text:span><text:span text:style-name="T16">, o </text:span><text:span text:style-name="T16">tamanho do vetor </text:span><text:span text:style-name="T17">n</text:span><text:span text:style-name="T16"> e retorne a média entre todos os valores </text:span><text:span text:style-name="T16">do vetor.</text:span></text:p>
              </text:list-item>
              <text:list-item>
                <text:p><text:span text:style-name="T16">Dentro das funções, use a notação de ponteiros em vez da </text:span><text:span text:style-name="T16">de índices (‘*’ vs ‘[]’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16">Crie uma função </text:span><text:span text:style-name="T17">preenche</text:span><text:span text:style-name="T16"> que receba um array </text:span><text:span text:style-name="T16">bidimensional </text:span><text:span text:style-name="T17">arr</text:span><text:span text:style-name="T16"> de inteiros com uma dimensão fixa </text:span><text:span text:style-name="T16">(</text:span><text:span text:style-name="T18">LxC</text:span><text:span text:style-name="T16">), e preencha o array com </text:span><text:span text:style-name="T17">l*c</text:span><text:span text:style-name="T16"> números lidos do </text:span><text:span text:style-name="T16">teclado, ex:</text:span></text:p>
                <text:list>
                  <text:list-item>
                    <text:p><text:span text:style-name="T19">void preenche (int arr[4][2], int l, int c);</text:span></text:p>
                  </text:list-item>
                </text:list>
                <text:p><text:span text:style-name="T20"/></text:p>
              </text:list-item>
              <text:list-item>
                <text:p><text:span text:style-name="T16">Crie uma função </text:span><text:span text:style-name="T17">media</text:span><text:span text:style-name="T16"> que receba um array </text:span><text:span text:style-name="T16">bidimensional </text:span><text:span text:style-name="T17">arr</text:span><text:span text:style-name="T16">, a quantidade de linhas </text:span><text:span text:style-name="T17">l</text:span><text:span text:style-name="T16">, a quantidade </text:span><text:span text:style-name="T16">de colunas </text:span><text:span text:style-name="T17">c</text:span><text:span text:style-name="T16"> ,e retorne a média entre todos os valores do </text:span><text:span text:style-name="T16">array, ex:</text:span></text:p>
                <text:list>
                  <text:list-item>
                    <text:p><text:span text:style-name="T19">float media (int arr[4][2], int l, int c)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3</text:p>
          </draw:text-box>
        </draw:frame>
        <draw:frame presentation:style-name="pr8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17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17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4cm" presentation:class="outline" presentation:user-transformed="true">
          <draw:text-box>
            <text:list text:style-name="L2">
              <text:list-header>
                <text:p xml:id="id20" text:id="id20"><text:span text:style-name="T7">char</text:span><text:span text:style-name="T8"> s1[] = “abc”;</text:span></text:p>
                <text:p xml:id="id21" text:id="id21"><text:span text:style-name="T7">char</text:span><text:span text:style-name="T8"> s2[] = “def”;</text:span></text:p>
                <text:p><text:span text:style-name="T8"/></text:p>
                <text:p xml:id="id23" text:id="id23"><text:span text:style-name="T7">printf</text:span><text:span text:style-name="T8">(“%s/%s\n”, s1, s2);</text:span></text:p>
                <text:p><text:span text:style-name="T8"/></text:p>
                <text:p xml:id="id24" text:id="id24"><text:span text:style-name="T7">printf</text:span><text:span text:style-name="T8">(“%d\n”, </text:span><text:span text:style-name="T7">strlen</text:span><text:span text:style-name="T8">(s1));</text:span></text:p>
                <text:p><text:span text:style-name="T8"/></text:p>
                <text:p xml:id="id25" text:id="id25"><text:span text:style-name="T7">printf</text:span><text:span text:style-name="T8">(“%d %d %d %d %d\n”,</text:span></text:p>
                <text:p xml:id="id26" text:id="id26"><text:span text:style-name="T8"><text:s text:c="7"/></text:span><text:span text:style-name="T8">s1[0],s1[1],s1[2],s1[3],s1[4]);</text:span></text:p>
              </text:list-header>
            </text:list>
          </draw:text-box>
        </draw:frame>
        <draw:frame draw:style-name="Default_5f_1" xml:id="id22" draw:id="id22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s1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5cm" presentation:class="outline" presentation:user-transformed="true">
          <draw:text-box>
            <text:list text:style-name="L2">
              <text:list-header>
                <text:p xml:id="id27" text:id="id27"><text:span text:style-name="T7">char</text:span><text:span text:style-name="T8"> s1[] = “abc”;</text:span></text:p>
                <text:p><text:span text:style-name="T8"/></text:p>
                <text:p xml:id="id28" text:id="id28"><text:span text:style-name="T7">char</text:span><text:span text:style-name="T8"> s2[4];</text:span></text:p>
                <text:p xml:id="id29" text:id="id29" text:style-name="P9"><text:span text:style-name="T7">char</text:span><text:span text:style-name="T8"> s2[0] = ‘a’;</text:span></text:p>
                <text:p xml:id="id30" text:id="id30" text:style-name="P9"><text:span text:style-name="T7">char</text:span><text:span text:style-name="T8"> s2[1] = ‘b’;</text:span></text:p>
                <text:p xml:id="id31" text:id="id31" text:style-name="P9"><text:span text:style-name="T7">char</text:span><text:span text:style-name="T8"> s2[2] = ‘c’;</text:span></text:p>
                <text:p xml:id="id32" text:id="id32" text:style-name="P9"><text:span text:style-name="T7">char</text:span><text:span text:style-name="T8"> s2[3] = ‘\0’; // 0</text:span></text:p>
                <text:p text:style-name="P9"><text:span text:style-name="T8"/></text:p>
                <text:p xml:id="id33" text:id="id33"><text:span text:style-name="T7">printf</text:span><text:span text:style-name="T8">(“%s/%s\n”, s1, s2)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4</text:p>
          </draw:text-box>
        </draw:frame>
        <draw:frame presentation:style-name="pr8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4" text:id="id34"><text:span text:style-name="T21">Implementar a função </text:span><text:span text:style-name="T22">strlen</text:span><text:span text:style-name="T21">:</text:span></text:p>
                <text:list>
                  <text:list-item>
                    <text:p xml:id="id35" text:id="id35"><text:span text:style-name="T16">Recebe uma string</text:span></text:p>
                  </text:list-item>
                  <text:list-item>
                    <text:p xml:id="id36" text:id="id36"><text:span text:style-name="T16">Retorna a quantidades de caracteres da string</text:span></text:p>
                  </text:list-item>
                  <text:list-item>
                    <text:p xml:id="id37" text:id="id37"><text:span text:style-name="T18">int strlen (char* str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5</text:p>
          </draw:text-box>
        </draw:frame>
        <draw:frame presentation:style-name="pr8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8" text:id="id38"><text:span text:style-name="T21">Implementar a função </text:span><text:span text:style-name="T22">strjoin</text:span><text:span text:style-name="T21">:</text:span></text:p>
                <text:list>
                  <text:list-item>
                    <text:p xml:id="id39" text:id="id39"><text:span text:style-name="T16">Recebe uma string de destino</text:span></text:p>
                  </text:list-item>
                  <text:list-item>
                    <text:p xml:id="id40" text:id="id40"><text:span text:style-name="T16">Recebe duas strings de origem</text:span></text:p>
                  </text:list-item>
                  <text:list-item>
                    <text:p xml:id="id41" text:id="id41"><text:span text:style-name="T16">Junta em destino as duas strings de origem</text:span></text:p>
                    <text:list>
                      <text:list-item>
                        <text:p xml:id="id42" text:id="id42"><text:span text:style-name="T16">(apagando o conteúdo de destino, se houver)</text:span></text:p>
                      </text:list-item>
                    </text:list>
                  </text:list-item>
                  <text:list-item>
                    <text:p xml:id="id43" text:id="id43"><text:span text:style-name="T16">Deve usar a </text:span><text:span text:style-name="T17">strlen</text:span></text:p>
                  </text:list-item>
                  <text:list-item>
                    <text:p xml:id="id44" text:id="id44"><text:span text:style-name="T18">void strjoin (char* d, char* o1, char* o2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59</meta:editing-cycles>
    <meta:editing-duration>P62DT16H54M48S</meta:editing-duration>
    <meta:initial-creator>chico </meta:initial-creator>
    <dc:date>2019-04-12T21:08:21.173063057</dc:date>
    <meta:document-statistic meta:object-count="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